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officeooo:rsid="00158b9b" officeooo:paragraph-rsid="00158b9b"/>
    </style:style>
    <style:style style:name="P2" style:family="paragraph" style:parent-style-name="Heading">
      <style:text-properties style:text-underline-style="none" fo:font-weight="bold" officeooo:rsid="0016de92" officeooo:paragraph-rsid="0016de92" style:font-weight-asian="bold" style:font-weight-complex="bold"/>
    </style:style>
    <style:style style:name="P3" style:family="paragraph" style:parent-style-name="Heading">
      <style:text-properties fo:font-weight="bold" officeooo:rsid="0016ec30" officeooo:paragraph-rsid="0016ec30" style:font-weight-asian="bold" style:font-weight-complex="bold"/>
    </style:style>
    <style:style style:name="P4" style:family="paragraph" style:parent-style-name="Heading">
      <style:text-properties fo:font-weight="bold" officeooo:rsid="002064b5" officeooo:paragraph-rsid="002064b5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officeooo:rsid="00158b9b" officeooo:paragraph-rsid="00158b9b"/>
    </style:style>
    <style:style style:name="P6" style:family="paragraph" style:parent-style-name="Text_20_body">
      <style:text-properties style:text-underline-style="solid" style:text-underline-width="auto" style:text-underline-color="font-color" fo:font-weight="normal" officeooo:rsid="0016de92" officeooo:paragraph-rsid="0016de92" style:font-weight-asian="normal" style:font-weight-complex="normal"/>
    </style:style>
    <style:style style:name="P7" style:family="paragraph" style:parent-style-name="Text_20_body">
      <style:text-properties officeooo:paragraph-rsid="00186ee5"/>
    </style:style>
    <style:style style:name="P8" style:family="paragraph" style:parent-style-name="Text_20_body">
      <style:text-properties style:text-underline-style="none" fo:font-weight="normal" officeooo:rsid="0016de92" officeooo:paragraph-rsid="0016de92" style:font-weight-asian="normal" style:font-weight-complex="normal"/>
    </style:style>
    <style:style style:name="P9" style:family="paragraph" style:parent-style-name="Text_20_body">
      <style:text-properties style:text-underline-style="none" officeooo:paragraph-rsid="001a4abe"/>
    </style:style>
    <style:style style:name="P10" style:family="paragraph" style:parent-style-name="Text_20_body">
      <style:text-properties fo:font-style="normal" style:text-underline-style="none" officeooo:rsid="00198b36" officeooo:paragraph-rsid="001a4abe" style:font-style-asian="normal" style:font-style-complex="normal"/>
    </style:style>
    <style:style style:name="P11" style:family="paragraph" style:parent-style-name="Text_20_body">
      <style:text-properties officeooo:paragraph-rsid="002aef8b"/>
    </style:style>
    <style:style style:name="P12" style:family="paragraph" style:parent-style-name="Text_20_body">
      <style:text-properties officeooo:paragraph-rsid="002c2e7a"/>
    </style:style>
    <style:style style:name="P13" style:family="paragraph" style:parent-style-name="Text_20_body" style:list-style-name="L1">
      <style:text-properties officeooo:paragraph-rsid="0029a864"/>
    </style:style>
    <style:style style:name="P14" style:family="paragraph" style:parent-style-name="Text_20_body" style:list-style-name="L1">
      <style:text-properties fo:font-style="italic" officeooo:rsid="0029a864" officeooo:paragraph-rsid="0029a864" style:font-style-asian="italic" style:font-style-complex="italic"/>
    </style:style>
    <style:style style:name="P15" style:family="paragraph" style:parent-style-name="Text_20_body">
      <style:text-properties fo:font-style="normal" style:text-underline-style="none" officeooo:rsid="00198b36" officeooo:paragraph-rsid="001a4abe" style:font-style-asian="normal" style:font-style-complex="normal"/>
    </style:style>
    <style:style style:name="P16" style:family="paragraph" style:parent-style-name="Text_20_body">
      <style:text-properties fo:font-style="normal" style:text-underline-style="none" fo:font-weight="bold" officeooo:rsid="002f578e" officeooo:paragraph-rsid="002f578e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style:text-underline-style="none" fo:font-weight="normal" officeooo:rsid="002ebef0" officeooo:paragraph-rsid="002ebef0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officeooo:rsid="002ebef0" officeooo:paragraph-rsid="002ebef0"/>
    </style:style>
    <style:style style:name="P19" style:family="paragraph" style:parent-style-name="Text_20_body" style:list-style-name="L2">
      <style:text-properties officeooo:rsid="002ebef0" officeooo:paragraph-rsid="002ebef0"/>
    </style:style>
    <style:style style:name="P20" style:family="paragraph" style:parent-style-name="Text_20_body">
      <style:text-properties fo:font-weight="bold" officeooo:rsid="002ebef0" officeooo:paragraph-rsid="002ebef0" style:font-weight-asian="bold" style:font-weight-complex="bold"/>
    </style:style>
    <style:style style:name="P21" style:family="paragraph" style:parent-style-name="Text_20_body">
      <style:text-properties officeooo:paragraph-rsid="002ebef0"/>
    </style:style>
    <style:style style:name="P22" style:family="paragraph" style:parent-style-name="Text_20_body" style:list-style-name="L2">
      <style:text-properties style:text-underline-style="solid" style:text-underline-width="auto" style:text-underline-color="font-color" officeooo:rsid="002ebef0" officeooo:paragraph-rsid="002ebef0"/>
    </style:style>
    <style:style style:name="P23" style:family="paragraph" style:parent-style-name="Text_20_body">
      <style:text-properties style:text-position="0% 100%" fo:font-style="normal" style:text-underline-style="none" fo:font-weight="normal" officeooo:rsid="002f578e" officeooo:paragraph-rsid="002f578e" style:font-style-asian="normal" style:font-weight-asian="normal" style:font-style-complex="normal" style:font-weight-complex="normal"/>
    </style:style>
    <style:style style:name="P24" style:family="paragraph" style:parent-style-name="Text_20_body" style:list-style-name="L3">
      <style:text-properties style:text-position="0% 100%" fo:font-style="normal" style:text-underline-style="none" fo:font-weight="normal" officeooo:rsid="002f578e" officeooo:paragraph-rsid="002f578e" style:font-style-asian="normal" style:font-weight-asian="normal" style:font-style-complex="normal" style:font-weight-complex="normal"/>
    </style:style>
    <style:style style:name="P25" style:family="paragraph" style:parent-style-name="Text_20_body" style:list-style-name="L2">
      <style:paragraph-properties style:writing-mode="lr-tb"/>
      <style:text-properties style:text-underline-style="solid" style:text-underline-width="auto" style:text-underline-color="font-color" officeooo:rsid="002ef0f5" officeooo:paragraph-rsid="002ef0f5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72bde"/>
    </style:style>
    <style:style style:name="T3" style:family="text">
      <style:text-properties style:text-underline-style="none" officeooo:rsid="00186ee5"/>
    </style:style>
    <style:style style:name="T4" style:family="text">
      <style:text-properties style:text-underline-style="none" fo:font-weight="bold" officeooo:rsid="00186ee5" style:font-weight-asian="bold" style:font-weight-complex="bold"/>
    </style:style>
    <style:style style:name="T5" style:family="text">
      <style:text-properties style:text-underline-style="none" fo:font-weight="bold" officeooo:rsid="00172bde" style:font-weight-asian="bold" style:font-weight-complex="bold"/>
    </style:style>
    <style:style style:name="T6" style:family="text">
      <style:text-properties style:text-underline-style="none" fo:font-weight="bold" officeooo:rsid="002aef8b" style:font-weight-asian="bold" style:font-weight-complex="bold"/>
    </style:style>
    <style:style style:name="T7" style:family="text">
      <style:text-properties style:text-underline-style="none" officeooo:rsid="00198b36"/>
    </style:style>
    <style:style style:name="T8" style:family="text">
      <style:text-properties style:text-underline-style="none" officeooo:rsid="0029a864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2ef0f5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officeooo:rsid="00172bde"/>
    </style:style>
    <style:style style:name="T12" style:family="text">
      <style:text-properties style:text-underline-style="solid" style:text-underline-width="auto" style:text-underline-color="font-color" officeooo:rsid="00186ee5"/>
    </style:style>
    <style:style style:name="T13" style:family="text">
      <style:text-properties style:text-underline-style="solid" style:text-underline-width="auto" style:text-underline-color="font-color" officeooo:rsid="00198b36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font-style="italic" style:text-underline-style="none" officeooo:rsid="00198b36" style:font-style-asian="italic" style:font-style-complex="italic"/>
    </style:style>
    <style:style style:name="T16" style:family="text">
      <style:text-properties fo:font-style="italic" style:text-underline-style="none" officeooo:rsid="0022d199" style:font-style-asian="italic" style:font-style-complex="italic"/>
    </style:style>
    <style:style style:name="T17" style:family="text">
      <style:text-properties fo:font-style="italic" style:text-underline-style="none" officeooo:rsid="0020fce2" style:font-style-asian="italic" style:font-style-complex="italic"/>
    </style:style>
    <style:style style:name="T18" style:family="text">
      <style:text-properties fo:font-style="italic" style:text-underline-style="none" officeooo:rsid="0024e701" style:font-style-asian="italic" style:font-style-complex="italic"/>
    </style:style>
    <style:style style:name="T19" style:family="text">
      <style:text-properties fo:font-style="italic" style:text-underline-style="none" officeooo:rsid="0026a071" style:font-style-asian="italic" style:font-style-complex="italic"/>
    </style:style>
    <style:style style:name="T20" style:family="text">
      <style:text-properties fo:font-style="italic" style:text-underline-style="none" officeooo:rsid="0027fd5a" style:font-style-asian="italic" style:font-style-complex="italic"/>
    </style:style>
    <style:style style:name="T21" style:family="text">
      <style:text-properties fo:font-style="italic" style:text-underline-style="none" officeooo:rsid="0028267c" style:font-style-asian="italic" style:font-style-complex="italic"/>
    </style:style>
    <style:style style:name="T22" style:family="text">
      <style:text-properties fo:font-style="italic" style:text-underline-style="none" officeooo:rsid="0029a864" style:font-style-asian="italic" style:font-style-complex="italic"/>
    </style:style>
    <style:style style:name="T23" style:family="text">
      <style:text-properties fo:font-style="normal" style:text-underline-style="none" style:font-style-asian="normal" style:font-style-complex="normal"/>
    </style:style>
    <style:style style:name="T24" style:family="text">
      <style:text-properties fo:font-style="normal" style:text-underline-style="none" officeooo:rsid="00198b36" style:font-style-asian="normal" style:font-style-complex="normal"/>
    </style:style>
    <style:style style:name="T25" style:family="text">
      <style:text-properties fo:font-style="normal" style:text-underline-style="none" officeooo:rsid="0020fa1c" style:font-style-asian="normal" style:font-style-complex="normal"/>
    </style:style>
    <style:style style:name="T26" style:family="text">
      <style:text-properties fo:font-style="normal" style:text-underline-style="none" officeooo:rsid="0022d199" style:font-style-asian="normal" style:font-style-complex="normal"/>
    </style:style>
    <style:style style:name="T27" style:family="text">
      <style:text-properties fo:font-style="normal" style:text-underline-style="none" officeooo:rsid="0020fce2" style:font-style-asian="normal" style:font-style-complex="normal"/>
    </style:style>
    <style:style style:name="T28" style:family="text">
      <style:text-properties fo:font-style="normal" style:text-underline-style="none" officeooo:rsid="0024e701" style:font-style-asian="normal" style:font-style-complex="normal"/>
    </style:style>
    <style:style style:name="T29" style:family="text">
      <style:text-properties fo:font-style="normal" style:text-underline-style="none" officeooo:rsid="0026a071" style:font-style-asian="normal" style:font-style-complex="normal"/>
    </style:style>
    <style:style style:name="T30" style:family="text">
      <style:text-properties fo:font-style="normal" style:text-underline-style="none" officeooo:rsid="0027fd5a" style:font-style-asian="normal" style:font-style-complex="normal"/>
    </style:style>
    <style:style style:name="T31" style:family="text">
      <style:text-properties fo:font-style="normal" style:text-underline-style="none" officeooo:rsid="0028267c" style:font-style-asian="normal" style:font-style-complex="normal"/>
    </style:style>
    <style:style style:name="T32" style:family="text">
      <style:text-properties fo:font-style="normal" style:text-underline-style="none" officeooo:rsid="0029a864" style:font-style-asian="normal" style:font-style-complex="normal"/>
    </style:style>
    <style:style style:name="T33" style:family="text">
      <style:text-properties fo:font-style="normal" style:text-underline-style="none" officeooo:rsid="002c2e7a" style:font-style-asian="normal" style:font-style-complex="normal"/>
    </style:style>
    <style:style style:name="T3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solid" style:text-underline-width="auto" style:text-underline-color="font-color" officeooo:rsid="00198b36" style:font-style-asian="normal" style:font-style-complex="normal"/>
    </style:style>
    <style:style style:name="T37" style:family="text">
      <style:text-properties fo:font-style="normal" style:text-underline-style="solid" style:text-underline-width="auto" style:text-underline-color="font-color" officeooo:rsid="0020fce2" style:font-style-asian="normal" style:font-style-complex="normal"/>
    </style:style>
    <style:style style:name="T38" style:family="text">
      <style:text-properties fo:font-style="normal" style:text-underline-style="solid" style:text-underline-width="auto" style:text-underline-color="font-color" officeooo:rsid="0022d199" style:font-style-asian="normal" style:font-style-complex="normal"/>
    </style:style>
    <style:style style:name="T39" style:family="text">
      <style:text-properties fo:font-style="normal" style:text-underline-style="solid" style:text-underline-width="auto" style:text-underline-color="font-color" officeooo:rsid="0026a071" style:font-style-asian="normal" style:font-style-complex="normal"/>
    </style:style>
    <style:style style:name="T40" style:family="text">
      <style:text-properties fo:font-style="normal" style:text-underline-style="solid" style:text-underline-width="auto" style:text-underline-color="font-color" officeooo:rsid="0029a864" style:font-style-asian="normal" style:font-style-complex="normal"/>
    </style:style>
    <style:style style:name="T41" style:family="text">
      <style:text-properties fo:font-style="normal" style:text-underline-style="solid" style:text-underline-width="auto" style:text-underline-color="font-color" officeooo:rsid="002c2e7a" style:font-style-asian="normal" style:font-style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2ebef0" style:font-weight-asian="normal" style:font-weight-complex="normal"/>
    </style:style>
    <style:style style:name="T44" style:family="text">
      <style:text-properties fo:font-weight="normal" officeooo:rsid="002ef0f5" style:font-weight-asian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style:text-position="sub 58%" style:text-underline-style="none" fo:font-weight="normal" style:font-weight-asian="normal" style:font-weight-complex="normal"/>
    </style:style>
    <style:style style:name="T47" style:family="text">
      <style:text-properties style:text-position="0% 100%"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# Concurrency Notes</text:p>
      <text:p text:style-name="P5"/>
      <text:p text:style-name="P2">Useful terminology</text:p>
      <text:p text:style-name="P6">Thread<text:span text:style-name="T1">: An execution path that can proceed independently of others.</text:span></text:p>
      <text:p text:style-name="P8"/>
      <text:p text:style-name="P3"><text:span text:style-name="T2">T</text:span><text:span text:style-name="T1">hreading related </text:span><text:span text:style-name="T2">classes, </text:span><text:span text:style-name="T1">keywords, methods</text:span></text:p>
      <text:p text:style-name="P7"><text:span text:style-name="T5">Threading related namespace</text:span><text:span text:style-name="T2"> is </text:span><text:span text:style-name="T11">System.Threading</text:span><text:span text:style-name="T2">.</text:span></text:p>
      <text:p text:style-name="P11"><text:span text:style-name="T4">Threading related classes:</text:span><text:span text:style-name="T3"><text:line-break/></text:span><text:span text:style-name="T12">Thread Class</text:span><text:span text:style-name="T3">: Creates and controls a thread, sets its priority and gets its status.<text:line-break/></text:span><text:span text:style-name="T12">Monitor Class</text:span><text:span text:style-name="T3">: Provides a mechanism that synchronizes access to objects.</text:span></text:p>
      <text:p text:style-name="P12"><text:span text:style-name="T6">Thread related funtions:</text:span><text:span text:style-name="T3"><text:line-break/></text:span><text:span text:style-name="T13">Calling Threads</text:span><text:span text:style-name="T7">: Instantiate a </text:span><text:span text:style-name="T15">Thread</text:span><text:span text:style-name="T7"> object and call its </text:span><text:span text:style-name="T15">Start </text:span><text:span text:style-name="T24">method. Simple </text:span><text:span text:style-name="T15">Thread </text:span><text:span text:style-name="T24">constructors take a </text:span><text:span text:style-name="T15">ThreadStart </text:span><text:span text:style-name="T24">delegate </text:span><text:span text:style-name="T25">(</text:span><text:span text:style-name="T24">parameterless method indicating where execution should begin</text:span><text:span text:style-name="T25">)</text:span><text:span text:style-name="T24">.<text:line-break/></text:span><text:span text:style-name="T36">W</text:span><text:span text:style-name="T37">ait for Threads</text:span><text:span text:style-name="T27">: After having started a thread call its </text:span><text:span text:style-name="T17"><text:s/>Join </text:span><text:span text:style-name="T27"><text:s/>method to wait for it to end, or call its </text:span><text:span text:style-name="T16">Sleep(int millisecondes)</text:span><text:span text:style-name="T17"> </text:span><text:span text:style-name="T27">method to </text:span><text:span text:style-name="T26">wait for a specific time span.<text:line-break/></text:span><text:span text:style-name="T38">Release Thread</text:span><text:span text:style-name="T26">: </text:span><text:span text:style-name="T18">Thread.Sleep</text:span><text:span text:style-name="T28">(0)-on any processor</text:span><text:span text:style-name="T18"> </text:span><text:span text:style-name="T28">or </text:span><text:span text:style-name="T18"><text:s/>Thread.Yield</text:span><text:span text:style-name="T28">-only relinquishes threads running on the same processor – </text:span><text:span text:style-name="T29">can also be used for debugging – if inserting </text:span><text:span text:style-name="T19">Yield</text:span><text:span text:style-name="T29"> anywhere breaks the program then we got a bug.</text:span><text:span text:style-name="T27"> <text:s/><text:tab/><text:line-break/></text:span><text:span text:style-name="T39">Blocking</text:span><text:span text:style-name="T29">: </text:span><text:span text:style-name="T30">A thread is blocked when his execution is blocked for some reason( ex use of </text:span><text:span text:style-name="T20">Sleep </text:span><text:span text:style-name="T30">or </text:span><text:span text:style-name="T20">Join</text:span><text:span text:style-name="T30">). </text:span><text:span text:style-name="T31">Check for blocking with the boolean </text:span><text:span text:style-name="T21">Thread.ThreadState </text:span><text:span text:style-name="T31">property.<text:line-break/></text:span><text:span text:style-name="T41">Spinning</text:span><text:span text:style-name="T33">: Much more wasteful on processor time than blocking but somewhat more effective </text:span><text:span text:style-name="T31"><text:line-break/></text:span><text:span text:style-name="T40">Debugging Threads</text:span><text:span text:style-name="T32">: </text:span></text:p>
      <text:list xml:id="list554564620712762503" text:style-name="L1">
        <text:list-item>
          <text:p text:style-name="P13"><text:span text:style-name="T22">Thread.Yield: </text:span><text:span text:style-name="T32">If inserting it anywhere breaks the program then there is a bug.</text:span></text:p>
        </text:list-item>
        <text:list-item>
          <text:p text:style-name="P14"><text:span text:style-name="T8">T</text:span><text:span text:style-name="T1">hread.ThreadState</text:span><text:span text:style-name="T23">: Can be used for diagnostic purposes (check if a thread is blocked).</text:span><text:span text:style-name="T34"> Caution:</text:span><text:span text:style-name="T35"> it cant be used for synchronization because a thread's state may change between its use and acting on the information.</text:span></text:p>
        </text:list-item>
      </text:list>
      <text:p text:style-name="P10"><text:tab/></text:p>
      <text:p text:style-name="P10"/>
      <text:p text:style-name="P10"/>
      <text:p text:style-name="Heading"><text:span text:style-name="T45">Deadlock</text:span></text:p>
      <text:p text:style-name="P18"><text:span text:style-name="T42">(concurrent programming)</text:span></text:p>
      <text:p text:style-name="P18"><text:span text:style-name="T42">A situation in which two or more competing actions await for each other to finish, and thus neither ever does.</text:span></text:p>
      <text:p text:style-name="P20"><text:soft-page-break/>Necessary conditions (Coffman conditions)</text:p>
      <text:p text:style-name="P21"><text:span text:style-name="T43">For a deadlock to occur, all following conditions must be met:</text:span></text:p>
      <text:list xml:id="list6793868831035477370" text:style-name="L2">
        <text:list-item>
          <text:p text:style-name="P19"><text:span text:style-name="T14">Mutual exclusion</text:span><text:span text:style-name="T42">: </text:span><text:span text:style-name="T44">At least must be held in a non-shareable mode. Only one process can use the resource at any given instant of time. </text:span></text:p>
        </text:list-item>
        <text:list-item>
          <text:p text:style-name="P22"><text:span text:style-name="T42">Hold and Wait (Resource Holding)</text:span><text:span text:style-name="T9">: </text:span><text:span text:style-name="T10">A process is currently holding at least one resource and requesting additional resources held by other processes.</text:span></text:p>
        </text:list-item>
        <text:list-item>
          <text:p text:style-name="P22"><text:span text:style-name="T42">No Preemption</text:span><text:span text:style-name="T9">: </text:span><text:span text:style-name="T10">A resource can be released only by the process holding it.</text:span></text:p>
        </text:list-item>
        <text:list-item>
          <text:p text:style-name="P25"><text:span text:style-name="T42">Circular Wait</text:span><text:span text:style-name="T9">: In general there is a set of waiting processes, P = {P</text:span><text:span text:style-name="T46">1,</text:span><text:span text:style-name="T47">, P</text:span><text:span text:style-name="T46">2</text:span><text:span text:style-name="T47">, …, P</text:span><text:span text:style-name="T46">N</text:span><text:span text:style-name="T47">} such that P</text:span><text:span text:style-name="T46">1 </text:span><text:span text:style-name="T47"><text:s/>is waiting for a resource held by P</text:span><text:span text:style-name="T46">2 <text:s/></text:span><text:span text:style-name="T47">etc, until P</text:span><text:span text:style-name="T46">N</text:span><text:span text:style-name="T47"> is waiting for a resource held by P</text:span><text:span text:style-name="T46">1</text:span><text:span text:style-name="T47">.</text:span></text:p>
        </text:list-item>
      </text:list>
      <text:p text:style-name="P17"/>
      <text:p text:style-name="P16">Deadlock Handling</text:p>
      <text:p text:style-name="P23">In cases of deadlock you can:</text:p>
      <text:list xml:id="list1290349111933202643" text:style-name="L3">
        <text:list-item>
          <text:p text:style-name="P24">Ignore </text:p>
        </text:list-item>
        <text:list-item>
          <text:p text:style-name="P24">Detect</text:p>
        </text:list-item>
        <text:list-item>
          <text:p text:style-name="P24">Prevent </text:p>
        </text:list-item>
        <text:list-item>
          <text:p text:style-name="P24">Avoid</text:p>
        </text:list-item>
      </text:list>
      <text:p text:style-name="P10"/>
      <text:p text:style-name="P4">Some Bibliography</text:p>
      <text:p text:style-name="P9"><text:bibliography-mark text:identifier="AJA00" text:bibliography-type="book" text:author="Albahari, Joseph - Albahari, Ben" text:edition="Fifth Edition" text:editor="Rachel Roumeliotis" text:publisher="O'Reilly Media Inc." text:title="C# 5.0 in a Nutshell" text:year="2012" text:isbn="9781449320102">[AJA00]</text:bibliography-mark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6:14:01.935464000</meta:creation-date>
    <dc:date>2015-07-24T15:33:00.632888422</dc:date>
    <meta:editing-duration>PT9H34M26S</meta:editing-duration>
    <meta:editing-cycles>22</meta:editing-cycles>
    <meta:generator>LibreOffice/4.3.3.2$Linux_X86_64 LibreOffice_project/430m0$Build-2</meta:generator>
    <dc:creator>sag </dc:creator>
    <meta:document-statistic meta:table-count="0" meta:image-count="0" meta:object-count="0" meta:page-count="2" meta:paragraph-count="27" meta:word-count="393" meta:character-count="2464" meta:non-whitespace-character-count="2091"/>
  </office:meta>
</office:document-meta>
</file>